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b80047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gr7" style:family="graphic" style:parent-style-name="standard">
      <style:graphic-properties draw:stroke="none" svg:stroke-color="#000000" draw:fill="none" draw:fill-color="#ffffff" fo:min-height="1.143cm"/>
    </style:style>
    <style:style style:name="gr8" style:family="graphic" style:parent-style-name="standard">
      <style:graphic-properties draw:fill="solid" draw:fill-color="#b847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2.163cm"/>
    </style:style>
    <style:style style:name="gr10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889cm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14.351cm" svg:x="6.461cm" svg:y="5.31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414cm" svg:y1="18.651cm" svg:x2="11.414cm" svg:y2="12.809cm">
          <text:p/>
        </draw:line>
        <draw:g>
          <draw:custom-shape draw:style-name="gr3" draw:text-style-name="P1" draw:layer="layout" svg:width="0.381cm" svg:height="0.508cm" draw:transform="rotate (0.347320521146872) translate (6.828cm 3.23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0.508cm" draw:transform="rotate (0.347320521146872) translate (7.394cm 3.033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24cm" svg:height="0.127cm" draw:transform="rotate (0.347320521146872) translate (6.763cm 3.80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381cm" svg:height="0.508cm" draw:transform="rotate (3.12658282202264) translate (11.933cm 24.13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0.508cm" draw:transform="rotate (3.12658282202264) translate (11.331cm 24.126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24cm" svg:height="0.127cm" draw:transform="rotate (3.12658282202264) translate (12.193cm 23.631cm)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2.413cm" svg:height="4.064cm" svg:x="3.286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13cm" svg:height="4.064cm" svg:x="16.875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13cm" svg:height="4.064cm" svg:x="3.413cm" svg:y="18.2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13cm" svg:height="4.064cm" svg:x="17.002cm" svg:y="18.27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381cm" svg:height="0.508cm" draw:transform="rotate (0.347320521146872) translate (15.262cm 3.238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0.381cm" svg:height="0.508cm" draw:transform="rotate (0.347320521146872) translate (14.696cm 3.033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1.524cm" svg:height="0.127cm" draw:transform="rotate (0.347320521146872) translate (14.383cm 3.802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5" draw:text-style-name="P1" draw:layer="layout" svg:width="1.016cm" svg:height="0.127cm" svg:x="4.048cm" svg:y="4.04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635cm" svg:x="4.302cm" svg:y="3.4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016cm" svg:height="0.127cm" svg:x="17.637cm" svg:y="4.04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635cm" svg:x="17.891cm" svg:y="3.4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016cm" svg:height="0.127cm" svg:x="10.779cm" svg:y="3.8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508cm" svg:height="0.635cm" svg:x="11.033cm" svg:y="3.202cm">
            <text:p/>
            <draw:enhanced-geometry svg:viewBox="0 0 21600 21600" draw:type="rectangle" draw:enhanced-path="M 0 0 L 21600 0 21600 21600 0 21600 0 0 Z N"/>
          </draw:custom-shape>
        </draw:g>
        <draw:frame draw:style-name="gr6" draw:layer="layout" svg:width="3.429cm" svg:height="1.266cm" svg:x="10.144cm" svg:y="24.495cm">
          <draw:text-box>
            <text:p>r_us0</text:p>
          </draw:text-box>
        </draw:frame>
        <draw:frame draw:style-name="gr7" draw:layer="layout" svg:width="2.667cm" svg:height="1.393cm" svg:x="6.334cm" svg:y="4.048cm">
          <draw:text-box>
            <text:p>r_us1</text:p>
          </draw:text-box>
        </draw:frame>
        <draw:frame draw:style-name="gr7" draw:layer="layout" svg:width="2.667cm" svg:height="1.393cm" svg:x="13.827cm" svg:y="4.049cm">
          <draw:text-box>
            <text:p>r_us2</text:p>
          </draw:text-box>
        </draw:frame>
        <draw:frame draw:style-name="gr7" draw:layer="layout" svg:width="2.667cm" svg:height="1.393cm" svg:x="3.794cm" svg:y="4.302cm">
          <draw:text-box>
            <text:p>r_ir1</text:p>
          </draw:text-box>
        </draw:frame>
        <draw:frame draw:style-name="gr7" draw:layer="layout" svg:width="2.667cm" svg:height="1.393cm" svg:x="17.333cm" svg:y="4.175cm">
          <draw:text-box>
            <text:p>r_ir2</text:p>
          </draw:text-box>
        </draw:frame>
        <draw:frame draw:style-name="gr7" draw:layer="layout" svg:width="2.667cm" svg:height="1.673cm" svg:x="10.271cm" svg:y="1.381cm">
          <draw:text-box>
            <text:p>r_ir0</text:p>
            <text:p>(down)</text:p>
          </draw:text-box>
        </draw:frame>
        <draw:frame draw:style-name="gr6" draw:layer="layout" svg:width="2.921cm" svg:height="1.266cm" svg:x="10.144cm" svg:y="11.92cm">
          <draw:text-box>
            <text:p>forward</text:p>
          </draw:text-box>
        </draw:frame>
        <draw:custom-shape draw:style-name="gr8" draw:text-style-name="P1" draw:layer="layout" svg:width="0.127cm" svg:height="5.842cm" svg:x="5.953cm" svg:y="10.271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5.588cm" svg:height="2.413cm" svg:x="2.27cm" svg:y="12.049cm">
          <draw:text-box>
            <text:p>Motorboard,</text:p>
            <text:p>h-bridge</text:p>
          </draw:text-box>
        </draw:frame>
        <draw:custom-shape draw:style-name="gr8" draw:text-style-name="P1" draw:layer="layout" svg:width="0.127cm" svg:height="5.842cm" svg:x="16.367cm" svg:y="10.398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5.588cm" svg:height="2.413cm" svg:x="16.748cm" svg:y="11.922cm">
          <draw:text-box>
            <text:p>Sensorboard</text:p>
          </draw:text-box>
        </draw:frame>
        <draw:custom-shape draw:style-name="gr8" draw:text-style-name="P1" draw:layer="layout" svg:width="0.127cm" svg:height="5.842cm" draw:transform="rotate (1.5707963267949) translate (8.366cm 5.191cm)">
          <text:p/>
          <draw:enhanced-geometry svg:viewBox="0 0 21600 21600" draw:type="rectangle" draw:enhanced-path="M 0 0 L 21600 0 21600 21600 0 21600 0 0 Z N"/>
        </draw:custom-shape>
        <draw:frame draw:style-name="gr9" draw:layer="layout" svg:width="5.588cm" svg:height="2.413cm" svg:x="9.636cm" svg:y="4.175cm">
          <draw:text-box>
            <text:p>usbcomm</text:p>
          </draw:text-box>
        </draw:frame>
        <draw:custom-shape draw:style-name="gr10" draw:text-style-name="P1" draw:layer="layout" svg:width="0.762cm" svg:height="0.762cm" svg:x="6.10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2.794cm" svg:height="1.139cm" svg:x="5.318cm" svg:y="4.429cm">
          <draw:text-box>
            <text:p>pause</text:p>
          </draw:text-box>
        </draw:frame>
        <draw:custom-shape draw:style-name="gr10" draw:text-style-name="P1" draw:layer="layout" svg:width="0.762cm" svg:height="0.762cm" svg:x="8.266cm" svg:y="2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5.08cm" svg:height="0.962cm" svg:x="7.477cm" svg:y="19.669cm">
          <draw:text-box>
            <text:p>X86 Power</text:p>
          </draw:text-box>
        </draw:frame>
        <draw:custom-shape draw:style-name="gr10" draw:text-style-name="P1" draw:layer="layout" svg:width="0.762cm" svg:height="0.762cm" svg:x="5.345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5.08cm" svg:height="0.962cm" svg:x="4.056cm" svg:y="16.113cm">
          <draw:text-box>
            <text:p>AVR Pow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8T20:04:19</meta:creation-date>
    <dc:date>2012-10-28T20:18:39</dc:date>
    <meta:editing-duration>P0D</meta:editing-duration>
    <meta:editing-cycles>1</meta:editing-cycles>
    <meta:document-statistic meta:object-count="46"/>
    <meta:generator>LibreOffice/3.6$Linux_X86_64 LibreOffice_project/360m1$Build-2</meta:generator>
  </office:meta>
</office:document-meta>
</file>